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  <style:font-face style:name="xkcd" svg:font-family="xkc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solid" svg:stroke-width="0.106cm" svg:stroke-color="#000000" draw:marker-start-width="0.359cm" draw:marker-end-width="0.359cm" draw:auto-grow-height="true" fo:min-height="1.753cm" fo:padding-top="0.053cm" fo:padding-bottom="0.053cm" fo:padding-left="0.053cm" fo:padding-right="0.053cm"/>
      <style:paragraph-properties style:writing-mode="lr-tb"/>
    </style:style>
    <style:style style:name="pr2" style:family="presentation" style:parent-style-name="Default-outline1">
      <style:graphic-properties draw:textarea-vertical-align="middle" fo:min-height="5.83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xkcd"/>
    </style:style>
    <style:style style:name="P2" style:family="paragraph">
      <style:paragraph-properties fo:text-align="center"/>
      <style:text-properties style:font-name="xkcd" fo:font-size="60pt" style:font-size-asian="60pt" style:font-size-complex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13.319cm" svg:height="1.859cm" svg:x="0.74cm" svg:y="0.365cm" presentation:class="title" presentation:user-transformed="true">
          <draw:text-box>
            <text:p text:style-name="P1">Location A</text:p>
          </draw:text-box>
        </draw:frame>
        <draw:frame presentation:style-name="pr2" draw:text-style-name="P2" draw:layer="layout" svg:width="7.3cm" svg:height="8.276cm" svg:x="7.5cm" svg:y="2.224cm" presentation:class="outline" presentation:user-transformed="true">
          <draw:text-box>
            <text:p text:style-name="P2"><text:span text:style-name="T1">Go to B</text:span></text:p>
          </draw:text-box>
        </draw:frame>
        <draw:frame presentation:style-name="pr2" draw:text-style-name="P2" draw:layer="layout" svg:width="6.5cm" svg:height="8.276cm" svg:x="0.5cm" svg:y="2.224cm" presentation:class="outline" presentation:user-transformed="true">
          <draw:text-box>
            <text:p text:style-name="P2"><text:span text:style-name="T1">2 3 </text:span></text:p>
            <text:p text:style-name="P2"><text:span text:style-name="T1">4 7</text:span></text:p>
          </draw:text-box>
        </draw:frame>
        <draw:line draw:style-name="gr1" draw:text-style-name="P3" draw:layer="layout" svg:x1="7.5cm" svg:y1="2.224cm" svg:x2="7.5cm" svg:y2="10.5cm">
          <text:p/>
        </draw:lin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1" draw:layer="layout" svg:width="13.319cm" svg:height="1.859cm" svg:x="0.74cm" svg:y="0.365cm" presentation:class="title" presentation:user-transformed="true">
          <draw:text-box>
            <text:p text:style-name="P1">Location B</text:p>
          </draw:text-box>
        </draw:frame>
        <draw:frame presentation:style-name="pr2" draw:text-style-name="P2" draw:layer="layout" svg:width="7.3cm" svg:height="8.276cm" svg:x="7.5cm" svg:y="2.224cm" presentation:class="outline" presentation:user-transformed="true">
          <draw:text-box>
            <text:p text:style-name="P2"><text:span text:style-name="T1">Go to C</text:span></text:p>
          </draw:text-box>
        </draw:frame>
        <draw:frame presentation:style-name="pr2" draw:text-style-name="P2" draw:layer="layout" svg:width="6.5cm" svg:height="8.276cm" svg:x="0.5cm" svg:y="2.224cm" presentation:class="outline" presentation:user-transformed="true">
          <draw:text-box>
            <text:p text:style-name="P2"><text:span text:style-name="T1">2 4 </text:span></text:p>
            <text:p text:style-name="P2"><text:span text:style-name="T1">6 11</text:span></text:p>
          </draw:text-box>
        </draw:frame>
        <draw:line draw:style-name="gr1" draw:text-style-name="P3" draw:layer="layout" svg:x1="7.5cm" svg:y1="2.224cm" svg:x2="7.5cm" svg:y2="10.5cm">
          <text:p/>
        </draw:lin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1" draw:layer="layout" svg:width="13.319cm" svg:height="1.859cm" svg:x="0.74cm" svg:y="0.365cm" presentation:class="title" presentation:user-transformed="true">
          <draw:text-box>
            <text:p text:style-name="P1">Location C</text:p>
          </draw:text-box>
        </draw:frame>
        <draw:frame presentation:style-name="pr2" draw:text-style-name="P2" draw:layer="layout" svg:width="7.3cm" svg:height="8.276cm" svg:x="7.5cm" svg:y="2.224cm" presentation:class="outline" presentation:user-transformed="true">
          <draw:text-box>
            <text:p text:style-name="P2"><text:span text:style-name="T1">Go to D</text:span></text:p>
          </draw:text-box>
        </draw:frame>
        <draw:frame presentation:style-name="pr2" draw:text-style-name="P2" draw:layer="layout" svg:width="6.5cm" svg:height="8.276cm" svg:x="0.5cm" svg:y="2.224cm" presentation:class="outline" presentation:user-transformed="true">
          <draw:text-box>
            <text:p text:style-name="P2"><text:span text:style-name="T1">3 7</text:span></text:p>
          </draw:text-box>
        </draw:frame>
        <draw:line draw:style-name="gr1" draw:text-style-name="P3" draw:layer="layout" svg:x1="7.5cm" svg:y1="2.224cm" svg:x2="7.5cm" svg:y2="10.5cm">
          <text:p/>
        </draw:lin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1" draw:layer="layout" svg:width="13.319cm" svg:height="1.859cm" svg:x="0.74cm" svg:y="0.365cm" presentation:class="title" presentation:user-transformed="true">
          <draw:text-box>
            <text:p text:style-name="P1">Location D</text:p>
          </draw:text-box>
        </draw:frame>
        <draw:frame presentation:style-name="pr2" draw:text-style-name="P2" draw:layer="layout" svg:width="7.3cm" svg:height="8.276cm" svg:x="7.5cm" svg:y="2.224cm" presentation:class="outline" presentation:user-transformed="true">
          <draw:text-box>
            <text:p text:style-name="P2"><text:span text:style-name="T1">Go to E</text:span></text:p>
          </draw:text-box>
        </draw:frame>
        <draw:frame presentation:style-name="pr2" draw:text-style-name="P2" draw:layer="layout" svg:width="6.5cm" svg:height="8.276cm" svg:x="0.5cm" svg:y="2.224cm" presentation:class="outline" presentation:user-transformed="true">
          <draw:text-box>
            <text:p text:style-name="P2"><text:span text:style-name="T1">4 7</text:span></text:p>
          </draw:text-box>
        </draw:frame>
        <draw:line draw:style-name="gr1" draw:text-style-name="P3" draw:layer="layout" svg:x1="7.5cm" svg:y1="2.224cm" svg:x2="7.5cm" svg:y2="10.5cm">
          <text:p/>
        </draw:lin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1" draw:layer="layout" svg:width="13.319cm" svg:height="1.859cm" svg:x="0.74cm" svg:y="0.365cm" presentation:class="title" presentation:user-transformed="true">
          <draw:text-box>
            <text:p text:style-name="P1">Location E</text:p>
          </draw:text-box>
        </draw:frame>
        <draw:frame presentation:style-name="pr2" draw:text-style-name="P2" draw:layer="layout" svg:width="7.3cm" svg:height="8.276cm" svg:x="7.5cm" svg:y="2.224cm" presentation:class="outline" presentation:user-transformed="true">
          <draw:text-box>
            <text:p text:style-name="P2"><text:span text:style-name="T1">Go to F</text:span></text:p>
          </draw:text-box>
        </draw:frame>
        <draw:frame presentation:style-name="pr2" draw:text-style-name="P2" draw:layer="layout" svg:width="6.5cm" svg:height="8.276cm" svg:x="0.5cm" svg:y="2.224cm" presentation:class="outline" presentation:user-transformed="true">
          <draw:text-box>
            <text:p text:style-name="P2"><text:span text:style-name="T1">1 3</text:span></text:p>
            <text:p text:style-name="P2"><text:span text:style-name="T1">9 10</text:span></text:p>
          </draw:text-box>
        </draw:frame>
        <draw:line draw:style-name="gr1" draw:text-style-name="P3" draw:layer="layout" svg:x1="7.5cm" svg:y1="2.224cm" svg:x2="7.5cm" svg:y2="10.5cm">
          <text:p/>
        </draw:lin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1" draw:layer="layout" svg:width="13.319cm" svg:height="1.859cm" svg:x="0.74cm" svg:y="0.365cm" presentation:class="title" presentation:user-transformed="true">
          <draw:text-box>
            <text:p text:style-name="P1">Location F</text:p>
          </draw:text-box>
        </draw:frame>
        <draw:frame presentation:style-name="pr2" draw:text-style-name="P2" draw:layer="layout" svg:width="7.3cm" svg:height="8.276cm" svg:x="7.5cm" svg:y="2.224cm" presentation:class="outline" presentation:user-transformed="true">
          <draw:text-box>
            <text:p text:style-name="P2"><text:span text:style-name="T1">Done</text:span></text:p>
          </draw:text-box>
        </draw:frame>
        <draw:frame presentation:style-name="pr2" draw:text-style-name="P2" draw:layer="layout" svg:width="6.5cm" svg:height="8.276cm" svg:x="0.5cm" svg:y="2.224cm" presentation:class="outline" presentation:user-transformed="true">
          <draw:text-box>
            <text:p text:style-name="P2"><text:span text:style-name="T1">2 4 7</text:span></text:p>
            <text:p text:style-name="P2"><text:span text:style-name="T1">9 11</text:span></text:p>
          </draw:text-box>
        </draw:frame>
        <draw:line draw:style-name="gr1" draw:text-style-name="P3" draw:layer="layout" svg:x1="7.5cm" svg:y1="2.224cm" svg:x2="7.5cm" svg:y2="10.5cm">
          <text:p/>
        </draw:lin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  <style:font-face style:name="xkcd" svg:font-family="xkc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3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65cm" fo:margin-bottom="0cm" fo:text-indent="0cm"/>
      <style:text-properties fo:font-size="18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9cm" fo:margin-bottom="0cm" fo:text-indent="0cm"/>
      <style:text-properties fo:font-size="1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2cm" fo:margin-bottom="0cm" fo:text-indent="0cm"/>
      <style:text-properties fo:font-size="13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5cm" fo:margin-bottom="0cm" fo:text-indent="0cm"/>
      <style:text-properties fo:font-size="13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5cm" fo:margin-bottom="0cm" fo:text-indent="0cm"/>
      <style:text-properties fo:font-size="13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5cm" fo:margin-bottom="0cm" fo:text-indent="0cm"/>
      <style:text-properties fo:font-size="13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5cm" fo:margin-bottom="0cm" fo:text-indent="0cm"/>
      <style:text-properties fo:font-size="13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5cm" fo:margin-bottom="0cm" fo:text-indent="0cm"/>
      <style:text-properties fo:font-size="13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Default" style:page-layout-name="PM1" draw:style-name="Mdp1">
      <draw:frame presentation:style-name="Default-title" draw:layer="backgroundobjects" svg:width="13.319cm" svg:height="1.753cm" svg:x="0.74cm" svg:y="0.418cm" presentation:class="title" presentation:placeholder="true">
        <draw:text-box/>
      </draw:frame>
      <draw:frame presentation:style-name="Default-outline1" draw:layer="backgroundobjects" svg:width="13.319cm" svg:height="6.089cm" svg:x="0.74cm" svg:y="2.456cm" presentation:class="outline" presentation:placeholder="true">
        <draw:text-box/>
      </draw:frame>
      <draw:frame presentation:style-name="Mpr1" draw:text-style-name="MP2" draw:layer="backgroundobjects" svg:width="3.448cm" svg:height="0.724cm" svg:x="0.74cm" svg:y="9.56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691cm" svg:height="0.724cm" svg:x="5.061cm" svg:y="9.56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448cm" svg:height="0.724cm" svg:x="10.611cm" svg:y="9.56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2:05:25.618611996</meta:creation-date>
    <dc:date>2024-04-16T14:10:52.554863305</dc:date>
    <meta:editing-duration>PT1H44M16S</meta:editing-duration>
    <meta:editing-cycles>2</meta:editing-cycles>
    <meta:generator>LibreOffice/7.5.9.2$Linux_X86_64 LibreOffice_project/50$Build-2</meta:generator>
    <meta:print-date>2024-04-16T12:29:20.878096079</meta:print-date>
    <meta:document-statistic meta:object-count="57"/>
  </office:meta>
</office:document-meta>
</file>